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594" officeooo:paragraph-rsid="00027594"/>
    </style:style>
    <style:style style:name="P2" style:family="paragraph" style:parent-style-name="Standard">
      <style:text-properties officeooo:rsid="00027594" officeooo:paragraph-rsid="00072030"/>
    </style:style>
    <style:style style:name="P3" style:family="paragraph" style:parent-style-name="Standard">
      <style:text-properties officeooo:rsid="00027594" officeooo:paragraph-rsid="0007c2c3"/>
    </style:style>
    <style:style style:name="P4" style:family="paragraph" style:parent-style-name="Standard">
      <style:text-properties officeooo:rsid="00027594" officeooo:paragraph-rsid="0009510f"/>
    </style:style>
    <style:style style:name="P5" style:family="paragraph" style:parent-style-name="Standard">
      <style:text-properties officeooo:rsid="00027594" officeooo:paragraph-rsid="0009a605"/>
    </style:style>
    <style:style style:name="P6" style:family="paragraph" style:parent-style-name="Standard">
      <style:text-properties officeooo:rsid="00027594" officeooo:paragraph-rsid="000c77f9"/>
    </style:style>
    <style:style style:name="P7" style:family="paragraph" style:parent-style-name="Standard">
      <style:text-properties officeooo:rsid="00027594" officeooo:paragraph-rsid="000dd72e"/>
    </style:style>
    <style:style style:name="P8" style:family="paragraph" style:parent-style-name="Standard">
      <style:text-properties officeooo:paragraph-rsid="00027594"/>
    </style:style>
    <style:style style:name="P9" style:family="paragraph" style:parent-style-name="Standard">
      <style:text-properties officeooo:paragraph-rsid="0004d040"/>
    </style:style>
    <style:style style:name="P10" style:family="paragraph" style:parent-style-name="Standard">
      <style:text-properties officeooo:rsid="0004d040" officeooo:paragraph-rsid="0004d040"/>
    </style:style>
    <style:style style:name="P11" style:family="paragraph" style:parent-style-name="Standard">
      <style:text-properties officeooo:rsid="0004d040" officeooo:paragraph-rsid="00072030"/>
    </style:style>
    <style:style style:name="P12" style:family="paragraph" style:parent-style-name="Standard">
      <style:text-properties officeooo:rsid="0004d040" officeooo:paragraph-rsid="0009510f"/>
    </style:style>
    <style:style style:name="P13" style:family="paragraph" style:parent-style-name="Standard">
      <style:text-properties officeooo:paragraph-rsid="00072030"/>
    </style:style>
    <style:style style:name="P14" style:family="paragraph" style:parent-style-name="Standard">
      <style:text-properties officeooo:paragraph-rsid="0007c2c3"/>
    </style:style>
    <style:style style:name="P15" style:family="paragraph" style:parent-style-name="Standard">
      <style:text-properties officeooo:paragraph-rsid="0009510f"/>
    </style:style>
    <style:style style:name="P16" style:family="paragraph" style:parent-style-name="Standard">
      <style:text-properties officeooo:rsid="0005f551" officeooo:paragraph-rsid="0009a605"/>
    </style:style>
    <style:style style:name="P17" style:family="paragraph" style:parent-style-name="Standard">
      <style:text-properties officeooo:rsid="0009510f" officeooo:paragraph-rsid="0009a605"/>
    </style:style>
    <style:style style:name="P18" style:family="paragraph" style:parent-style-name="Standard">
      <style:text-properties officeooo:rsid="0009510f" officeooo:paragraph-rsid="000c77f9"/>
    </style:style>
    <style:style style:name="P19" style:family="paragraph" style:parent-style-name="Standard">
      <style:text-properties officeooo:rsid="0009510f" officeooo:paragraph-rsid="000dd72e"/>
    </style:style>
    <style:style style:name="P20" style:family="paragraph" style:parent-style-name="Standard">
      <style:text-properties officeooo:paragraph-rsid="0009a605"/>
    </style:style>
    <style:style style:name="P21" style:family="paragraph" style:parent-style-name="Standard">
      <style:text-properties fo:font-weight="normal" officeooo:rsid="0005f551" officeooo:paragraph-rsid="0009510f" style:font-weight-asian="normal" style:font-weight-complex="normal"/>
    </style:style>
    <style:style style:name="P22" style:family="paragraph" style:parent-style-name="Standard">
      <style:text-properties fo:font-weight="normal" officeooo:rsid="0005f551" officeooo:paragraph-rsid="000dd72e" style:font-weight-asian="normal" style:font-weight-complex="normal"/>
    </style:style>
    <style:style style:name="P23" style:family="paragraph" style:parent-style-name="Standard">
      <style:text-properties fo:font-weight="normal" officeooo:rsid="00027594" officeooo:paragraph-rsid="000c77f9" style:font-weight-asian="normal" style:font-weight-complex="normal"/>
    </style:style>
    <style:style style:name="P24" style:family="paragraph" style:parent-style-name="Standard">
      <style:text-properties fo:font-weight="normal" officeooo:rsid="00027594" officeooo:paragraph-rsid="000dd72e" style:font-weight-asian="normal" style:font-weight-complex="normal"/>
    </style:style>
    <style:style style:name="P25" style:family="paragraph" style:parent-style-name="Standard">
      <style:text-properties fo:font-weight="normal" officeooo:rsid="000dd72e" officeooo:paragraph-rsid="000dd72e" style:font-weight-asian="normal" style:font-weight-complex="normal"/>
    </style:style>
    <style:style style:name="P26" style:family="paragraph" style:parent-style-name="Standard">
      <style:text-properties officeooo:paragraph-rsid="000c77f9"/>
    </style:style>
    <style:style style:name="P27" style:family="paragraph" style:parent-style-name="Standard">
      <style:text-properties officeooo:paragraph-rsid="000dd72e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027594" officeooo:paragraph-rsid="00027594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027594" officeooo:paragraph-rsid="00072030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027594" officeooo:paragraph-rsid="0007c2c3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027594" officeooo:paragraph-rsid="0009510f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027594" officeooo:paragraph-rsid="0009a605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rsid="0005f551" officeooo:paragraph-rsid="0005f551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rsid="0005f551" officeooo:paragraph-rsid="00072030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05f551" officeooo:paragraph-rsid="0009510f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rsid="00072030" officeooo:paragraph-rsid="00072030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weight="normal" officeooo:rsid="00072030" officeooo:paragraph-rsid="00072030" style:font-weight-asian="normal" style:font-weight-complex="normal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weight="normal" officeooo:rsid="00072030" officeooo:paragraph-rsid="0009510f" style:font-weight-asian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weight="normal" officeooo:rsid="000c77f9" officeooo:paragraph-rsid="000c77f9" style:font-weight-asian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weight="normal" officeooo:rsid="000c77f9" officeooo:paragraph-rsid="000dd72e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weight="normal" officeooo:rsid="000dd72e" officeooo:paragraph-rsid="001201bf" style:font-weight-asian="normal" style:font-weight-complex="normal"/>
    </style:style>
    <style:style style:name="T1" style:family="text">
      <style:text-properties officeooo:rsid="000275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594" style:font-weight-asian="bold" style:font-weight-complex="bold"/>
    </style:style>
    <style:style style:name="T4" style:family="text">
      <style:text-properties fo:font-weight="bold" officeooo:rsid="0005bbb7" style:font-weight-asian="bold" style:font-weight-complex="bold"/>
    </style:style>
    <style:style style:name="T5" style:family="text">
      <style:text-properties fo:font-weight="bold" officeooo:rsid="0005f551" style:font-weight-asian="bold" style:font-weight-complex="bold"/>
    </style:style>
    <style:style style:name="T6" style:family="text">
      <style:text-properties fo:font-weight="bold" officeooo:rsid="000c77f9" style:font-weight-asian="bold" style:font-weight-complex="bold"/>
    </style:style>
    <style:style style:name="T7" style:family="text">
      <style:text-properties officeooo:rsid="0005bbb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bbb7" style:font-weight-asian="normal" style:font-weight-complex="normal"/>
    </style:style>
    <style:style style:name="T10" style:family="text">
      <style:text-properties fo:font-weight="normal" officeooo:rsid="00072030" style:font-weight-asian="normal" style:font-weight-complex="normal"/>
    </style:style>
    <style:style style:name="T11" style:family="text">
      <style:text-properties fo:font-weight="normal" officeooo:rsid="00091e23" style:font-weight-asian="normal" style:font-weight-complex="normal"/>
    </style:style>
    <style:style style:name="T12" style:family="text">
      <style:text-properties fo:font-weight="normal" officeooo:rsid="00027594" style:font-weight-asian="normal" style:font-weight-complex="normal"/>
    </style:style>
    <style:style style:name="T13" style:family="text">
      <style:text-properties fo:font-weight="normal" officeooo:rsid="000c77f9" style:font-weight-asian="normal" style:font-weight-complex="normal"/>
    </style:style>
    <style:style style:name="T14" style:family="text">
      <style:text-properties fo:font-weight="normal" officeooo:rsid="000dd72e" style:font-weight-asian="normal" style:font-weight-complex="normal"/>
    </style:style>
    <style:style style:name="T15" style:family="text">
      <style:text-properties fo:font-weight="normal" officeooo:rsid="00104247" style:font-weight-asian="normal" style:font-weight-complex="normal"/>
    </style:style>
    <style:style style:name="T16" style:family="text">
      <style:text-properties officeooo:rsid="00091e23"/>
    </style:style>
    <style:style style:name="T17" style:family="text">
      <style:text-properties officeooo:rsid="0009a605"/>
    </style:style>
    <style:style style:name="T18" style:family="text">
      <style:text-properties officeooo:rsid="000c77f9"/>
    </style:style>
    <style:style style:name="T19" style:family="text">
      <style:text-properties officeooo:rsid="000dd72e"/>
    </style:style>
    <style:style style:name="T20" style:family="text">
      <style:text-properties officeooo:rsid="000f2f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6">A) Amb el fitxer </text:span><text:span text:style-name="T3">granollers_marca_vehicles_2017.xm</text:span><text:span text:style-name="T1">l descarregat de </text:span><text:bookmark text:name="yui_3_17_2_1_1543569750836_4742"/><text:span text:style-name="T2">Fitxers XML - Open Data Granollers</text:span> <text:span text:style-name="T1">(al Moodle) …</text:span></text:p>
      <text:p text:style-name="P14"/>
      <text:p text:style-name="P3">1) Comprova que el fitxer XML està ben format.</text:p>
      <text:p text:style-name="P3">2) Dibuixa un esquema de l'arbre del fitxer XML</text:p>
      <text:p text:style-name="P5">3) Crea una DTD per al fitxer XML i <text:span text:style-name="T17">comprova</text:span> que el document és vàlid segons la DTD</text:p>
      <text:p text:style-name="P3">4) Ajusta la DTD a les següents condicions:</text:p>
      <text:p text:style-name="P30">4.1) No pot haver-<text:span text:style-name="T20">hi</text:span> un element <text:span text:style-name="T2">row</text:span> dins d'un altre element <text:span text:style-name="T2">row</text:span> (si cal, es pot canviar una mica el fitxer XML: canviar l'element <text:span text:style-name="T2">row</text:span> exterior per <text:span text:style-name="T2">rows</text:span>)</text:p>
      <text:p text:style-name="P30">4.2) Cada vehicle pot tenir una marca i un tipus com a màxim</text:p>
      <text:p text:style-name="P30">4.3) Cada vehicle ha de tenir una marca i un tipus com a mínim (arregleu l'XML si no valida)</text:p>
      <text:p text:style-name="P30">4.4) L'ordre dels elements de cada vehicle ha de ser <text:span text:style-name="T2">brand</text:span> - <text:span text:style-name="T2">vehicle_type</text:span></text:p>
      <text:p text:style-name="P3"/>
      <text:p text:style-name="P9"><text:span text:style-name="T16">B) Amb el fitxer </text:span><text:span text:style-name="T3">granollers_poblacio_no_espanyola_2017.xm</text:span><text:span text:style-name="T1">l descarregat de </text:span><text:bookmark text:name="yui_3_17_2_1_1543569750836_474"/><text:span text:style-name="T2">Fitxers XML - Open Data Granollers</text:span> <text:span text:style-name="T1">(al Moodle) …</text:span></text:p>
      <text:p text:style-name="P8"/>
      <text:p text:style-name="P10">0) Canvia directament l'element <text:span text:style-name="T2">row</text:span> exterior per <text:span text:style-name="T2">rows</text:span></text:p>
      <text:p text:style-name="P1">1) Comprova que el fitxer XML està ben format.</text:p>
      <text:p text:style-name="P1">2) Dibuixa un esquema de l'arbre del fitxer XML</text:p>
      <text:p text:style-name="P5">3) Crea una DTD per al fitxer XML i <text:span text:style-name="T17">comprova</text:span> que el document és vàlid segons la DTD</text:p>
      <text:p text:style-name="P1">4) Ajusta la DTD a les següents condicions:</text:p>
      <text:p text:style-name="P28">4.1) Cada <text:span text:style-name="T4">row</text:span><text:span text:style-name="T7"> correspon a una nacionalitat (ni més ni menys i sense repeticions)</text:span></text:p>
      <text:p text:style-name="P28">4.<text:span text:style-name="T7">2</text:span>) Cada <text:span text:style-name="T4">row</text:span><text:span text:style-name="T7"> ha de contenir els dos tipus d'elements</text:span></text:p>
      <text:p text:style-name="P28">4.<text:span text:style-name="T7">3</text:span>) L'ordre dels elements de cada <text:span text:style-name="T4">row</text:span><text:span text:style-name="T9"> és indiferent</text:span></text:p>
      <text:p text:style-name="P33"><text:span text:style-name="T9">4.</text:span><text:span text:style-name="T8">4) Tots els atributs de l'element </text:span><text:span text:style-name="T2">row</text:span><text:span text:style-name="T8"> són obligatoris</text:span></text:p>
      <text:p text:style-name="P1"/>
      <text:p text:style-name="P13"><text:span text:style-name="T16">C) Amb el fitxer </text:span><text:span text:style-name="T3">granollers_padro_gener_2018.xm</text:span><text:span text:style-name="T1">l descarregat de </text:span><text:bookmark text:name="yui_3_17_2_1_1543569750836_4741"/><text:span text:style-name="T2">Fitxers XML - Open Data Granollers</text:span> <text:span text:style-name="T1">(al Moodle) …</text:span></text:p>
      <text:p text:style-name="P13"/>
      <text:p text:style-name="P11"><text:bookmark-start text:name="__DdeLink__120_32721896"/>0) Canvia directament l'element <text:span text:style-name="T2">row</text:span> exterior per <text:span text:style-name="T2">rows</text:span></text:p>
      <text:p text:style-name="P2">1) Comprova que el fitxer XML està ben format.</text:p>
      <text:p text:style-name="P2">2) Dibuixa un esquema de l'arbre del fitxer XML</text:p>
      <text:p text:style-name="P5">3) Crea una DTD per al fitxer XML i <text:span text:style-name="T17">comprova</text:span> que el document és vàlid segons la DTD</text:p>
      <text:p text:style-name="P2">4) Ajusta la DTD a les següents condicions:</text:p>
      <text:p text:style-name="P29">4.1) Cada <text:span text:style-name="T4">row</text:span><text:span text:style-name="T7"> correspon a una persona (ni més ni menys i sense repeticions de dades)</text:span></text:p>
      <text:p text:style-name="P29">4.<text:span text:style-name="T7">2</text:span>) Cada <text:span text:style-name="T4">row</text:span><text:span text:style-name="T7"> ha de contenir tots els tipus d’elements, a no ser que les dades proporcionades ens indiquin el contrari</text:span></text:p>
      <text:p text:style-name="P29">4.<text:span text:style-name="T7">3</text:span>) L'ordre dels elements de cada <text:span text:style-name="T4">row</text:span><text:span text:style-name="T9"> és </text:span><text:span text:style-name="T10">important: només s’ha d’admetre l’ordre que hi ha a les dades d’exemple</text:span></text:p>
      <text:p text:style-name="P34"><text:span text:style-name="T9">4.</text:span><text:span text:style-name="T8">4) Tots els atributs de l'element </text:span><text:span text:style-name="T2">row</text:span><text:span text:style-name="T8"> són obligatoris</text:span></text:p>
      <text:p text:style-name="P36"><text:span text:style-name="T8">4.5) L’atribut </text:span><text:span text:style-name="T2">needs_recoding</text:span><text:span text:style-name="T8"> de l’element </text:span><text:span text:style-name="T2">localitzacio</text:span><text:span text:style-name="T8"> és opcional i la resta </text:span><text:span text:style-name="T15">són </text:span><text:span text:style-name="T8">obligatoris</text:span></text:p>
      <text:p text:style-name="P36"><text:span text:style-name="T8">4.6) L’atribut </text:span><text:span text:style-name="T2">needs_recoding</text:span><text:span text:style-name="T8"> de l’element </text:span><text:span text:style-name="T2">localitzacio</text:span><text:span text:style-name="T8"> només admet els valors true i false</text:span><text:bookmark-end text:name="__DdeLink__120_32721896"/></text:p>
      <text:p text:style-name="P3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5"><text:span text:style-name="T18">D) Amb el fitxer </text:span><text:span text:style-name="T3">granollers_padro_ivtm.xm</text:span><text:span text:style-name="T1">l descarregat de </text:span><text:bookmark text:name="yui_3_17_2_1_1543569750836_47411"/><text:span text:style-name="T2">Fitxers XML - Open Data Granollers</text:span> <text:span text:style-name="T1">(al Moodle) …</text:span></text:p>
      <text:p text:style-name="P15"/>
      <text:p text:style-name="P12">0) Canvia directament l'element <text:span text:style-name="T2">row</text:span> exterior per <text:span text:style-name="T2">rows</text:span></text:p>
      <text:p text:style-name="P4">1) Comprova que el fitxer XML està ben format.</text:p>
      <text:p text:style-name="P4">2) Dibuixa un esquema de l'arbre del fitxer XML</text:p>
      <text:p text:style-name="P5">3) Crea una DTD per al fitxer XML i <text:span text:style-name="T17">comprova</text:span> que el document és vàlid segons la DTD</text:p>
      <text:p text:style-name="P4">4) Ajusta la DTD a les següents condicions:</text:p>
      <text:p text:style-name="P31">4.1) Cada <text:span text:style-name="T4">row</text:span><text:span text:style-name="T7"> correspon a un vehicle (ni més ni menys i sense repeticions de dades)</text:span></text:p>
      <text:p text:style-name="P31">4.<text:span text:style-name="T7">2</text:span>) Cada <text:span text:style-name="T4">row</text:span><text:span text:style-name="T7"> ha de contenir tots els tipus d’elements, a no ser que les dades proporcionades ens indiquin el contrari</text:span></text:p>
      <text:p text:style-name="P31">4.<text:span text:style-name="T7">3</text:span>) L'ordre dels elements de cada <text:span text:style-name="T4">row</text:span><text:span text:style-name="T9"> és </text:span><text:span text:style-name="T10">important: només s’ha d’admetre l’ordre que hi ha a les dades d’exemple</text:span></text:p>
      <text:p text:style-name="P35"><text:span text:style-name="T9">4.</text:span><text:span text:style-name="T8">4) Tots els atributs de l'element </text:span><text:span text:style-name="T2">row</text:span><text:span text:style-name="T8"> són obligatoris</text:span></text:p>
      <text:p text:style-name="P21"/>
      <text:p text:style-name="P17"><text:span text:style-name="T13">E</text:span><text:span text:style-name="T8">) </text:span><text:span text:style-name="T11">Amb el fitxer </text:span><text:span text:style-name="T5">balears_alertesFarmaceutiques2010</text:span><text:span text:style-name="T3">.xm</text:span><text:span text:style-name="T12">l descarregat de </text:span><text:span text:style-name="T6">Fitxers XML - Dades Obertes Illes Balears</text:span><text:span text:style-name="T8"> </text:span><text:span text:style-name="T12">(al Moodle) …</text:span></text:p>
      <text:p text:style-name="P20"/>
      <text:p text:style-name="P5">1) Comprova que el fitxer XML està ben format.</text:p>
      <text:p text:style-name="P5">2) Dibuixa un esquema de l'arbre del fitxer XML</text:p>
      <text:p text:style-name="P5">3) Crea una DTD per al fitxer XML i <text:bookmark-start text:name="__DdeLink__127_32721896"/><text:span text:style-name="T17">comprova</text:span><text:bookmark-end text:name="__DdeLink__127_32721896"/> que el document és vàlid segons la DTD</text:p>
      <text:p text:style-name="P5">4) Ajusta la DTD a les següents condicions:</text:p>
      <text:p text:style-name="P32">4.1) Cada <text:span text:style-name="T4">alerta</text:span><text:span text:style-name="T7"> correspon a una alerta (ni més ni menys i sense repeticions de dades)</text:span></text:p>
      <text:p text:style-name="P32">4.<text:span text:style-name="T7">2</text:span>) Cada <text:span text:style-name="T7">element ha de contenir tots els tipus de “sub-elements”, a no ser que les dades proporcionades ens indiquin el contrari.Les repeticions possibles han de ser les que es vegin raonables segons el nom de l’element: per exemple, l’element lotsAfectats pot tenir un o més elements del tipus </text:span><text:span text:style-name="T4">lotAfectat</text:span></text:p>
      <text:p text:style-name="P32">4.<text:span text:style-name="T7">3</text:span>) L'ordre dels elements <text:span text:style-name="T9">és </text:span><text:span text:style-name="T10">important: només s’ha d’admetre l’ordre que hi ha a les dades d’exemple</text:span></text:p>
      <text:p text:style-name="P16"><text:span text:style-name="T9"><text:tab/></text:span></text:p>
      <text:p text:style-name="P21"/>
      <text:p text:style-name="P18"><text:span text:style-name="T13">F</text:span><text:span text:style-name="T8">) </text:span><text:span text:style-name="T11">Amb el fitxer </text:span><text:span text:style-name="T5">balears_edificis</text:span><text:span text:style-name="T3">.xm</text:span><text:span text:style-name="T12">l descarregat de </text:span><text:span text:style-name="T6">Fitxers XML - Dades Obertes Illes Balears</text:span><text:span text:style-name="T8"> </text:span><text:span text:style-name="T12">(al Moodle) …</text:span></text:p>
      <text:p text:style-name="P26"/>
      <text:p text:style-name="P6">1) Comprova que el fitxer XML està ben format.</text:p>
      <text:p text:style-name="P6">2) Dibuixa un esquema de l'arbre del fitxer XML</text:p>
      <text:p text:style-name="P6">3) Crea una DTD per al fitxer XML i <text:bookmark-start text:name="__DdeLink__127_327218961"/><text:span text:style-name="T17">comprova</text:span><text:bookmark-end text:name="__DdeLink__127_327218961"/> que el document és vàlid segons la DTD</text:p>
      <text:p text:style-name="P23">4) Ajusta la DTD a les següents condicions:</text:p>
      <text:p text:style-name="P39">4.1) El fitxer pot tenir un o més edificis</text:p>
      <text:p text:style-name="P39">4.2) Cada edifici <text:span text:style-name="T7"><text:s/>ha de contenir tots els tipus d’elements, a no ser que les dades proporcionades ens indiquin el contrari</text:span></text:p>
      <text:p text:style-name="P39">4.3) L'ordre dels elements és important: només s’ha d’admetre l’ordre que hi ha a les dades d’exemple</text:p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9"><text:span text:style-name="T14">G</text:span><text:span text:style-name="T8">) </text:span><text:span text:style-name="T11">Amb el fitxer </text:span><text:span text:style-name="T5">balears_organigrama</text:span><text:span text:style-name="T3">.xm</text:span><text:span text:style-name="T12">l descarregat de </text:span><text:span text:style-name="T6">Fitxers XML - Dades Obertes Illes Balears</text:span><text:span text:style-name="T8"> </text:span><text:span text:style-name="T12">(al Moodle) …</text:span></text:p>
      <text:p text:style-name="P27"/>
      <text:p text:style-name="P7">1) Comprova que el fitxer XML està ben format.</text:p>
      <text:p text:style-name="P7">2) Dibuixa un esquema de l'arbre del fitxer XML</text:p>
      <text:p text:style-name="P7">3) Crea una DTD per al fitxer XML i <text:bookmark-start text:name="__DdeLink__127_3272189611"/><text:span text:style-name="T17">comprova</text:span><text:bookmark-end text:name="__DdeLink__127_3272189611"/> que el document és vàlid segons la DTD</text:p>
      <text:p text:style-name="P24">4) Ajusta la DTD a les següents condicions:</text:p>
      <text:p text:style-name="P40">4.1) El fitxer pot tenir un o més <text:span text:style-name="T19">idiomes</text:span></text:p>
      <text:p text:style-name="P40">4.2) <text:span text:style-name="T19">Per a cada idioma hi haurà una o més unitats administratives</text:span></text:p>
      <text:p text:style-name="P41">4.3) Cada unitat administrativa ha de contenir els tipus d’elements que apareixen en el document xml proporcionat: fixeu-vos, però, que hi ha algunes dades que només apareixen en algunes unitats administratives i s’ha d’admetre tant les que tenen totes les dades com les que els falti(n) alguna/es de les dades opcionals.</text:p>
      <text:p text:style-name="P40">4.3) L'ordre dels elements és important: només s’ha d’admetre l’ordre que hi ha a les dades d’exemple</text:p>
      <text:p text:style-name="P22"/>
      <text:p text:style-name="P22"/>
      <text:p text:style-name="P21"/>
      <text:p text:style-name="P21"/>
      <text:p text:style-name="P21"/>
      <text:p text:style-name="P21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4T16:31:30.157995086</dc:date>
    <meta:editing-duration>PT1H41M2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3" meta:paragraph-count="67" meta:word-count="939" meta:character-count="5320" meta:non-whitespace-character-count="4445"/>
  </office:meta>
</office:document-meta>
</file>